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6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7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8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9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0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1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2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3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4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5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6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7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8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9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0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1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2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3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4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5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6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7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8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9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1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2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3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4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5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6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7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8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9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0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1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2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3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4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5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6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7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8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9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0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1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2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3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4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5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6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7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8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9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0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1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2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3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5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6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7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8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9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0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1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2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3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4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5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6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7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8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9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0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1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2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3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4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5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6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7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8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9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0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1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2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3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4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5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6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7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8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09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0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1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2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1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1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1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23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24" style:family="paragraph" style:parent-style-name="Standard">
      <style:text-properties officeooo:paragraph-rsid="018df001"/>
    </style:style>
    <style:style style:name="P225" style:family="paragraph" style:parent-style-name="Standard">
      <style:text-properties officeooo:rsid="01930f3f" officeooo:paragraph-rsid="01930f3f"/>
    </style:style>
    <style:style style:name="P226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28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29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0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1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32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33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34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35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6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37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38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39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4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4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4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4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47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48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49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0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1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52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53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5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5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5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58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59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0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62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63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64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65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6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67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68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69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1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72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73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74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75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83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84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85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6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87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88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89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0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1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92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93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94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95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6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97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98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99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0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1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02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03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04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05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6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07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08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09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0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1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12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13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1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1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1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17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18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19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20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21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22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2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24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25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26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27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28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29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30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31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32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33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34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335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336" style:family="paragraph" style:parent-style-name="Standard" style:list-style-name="L12">
      <style:text-properties officeooo:rsid="009a9ddc" officeooo:paragraph-rsid="009a9ddc"/>
    </style:style>
    <style:style style:name="P337" style:family="paragraph" style:parent-style-name="Standard" style:list-style-name="L18">
      <style:text-properties officeooo:paragraph-rsid="00ba59c5"/>
    </style:style>
    <style:style style:name="P338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6c276" style:font-weight-asian="normal" style:font-weight-complex="normal"/>
    </style:style>
    <style:style style:name="T16" style:family="text">
      <style:text-properties fo:font-weight="normal" officeooo:rsid="01e893bb" style:font-weight-asian="normal" style:font-weight-complex="normal"/>
    </style:style>
    <style:style style:name="T17" style:family="text">
      <style:text-properties fo:font-weight="normal" officeooo:rsid="01e9669d" style:font-weight-asian="normal" style:font-weight-complex="normal"/>
    </style:style>
    <style:style style:name="T18" style:family="text">
      <style:text-properties officeooo:rsid="0031251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389c7" style:font-weight-asian="bold" style:font-weight-complex="bold"/>
    </style:style>
    <style:style style:name="T21" style:family="text">
      <style:text-properties fo:font-weight="bold" officeooo:rsid="005eec78" style:font-weight-asian="bold" style:font-weight-complex="bold"/>
    </style:style>
    <style:style style:name="T22" style:family="text">
      <style:text-properties fo:font-weight="bold" officeooo:rsid="00b1d311" style:font-weight-asian="bold" style:font-weight-complex="bold"/>
    </style:style>
    <style:style style:name="T23" style:family="text">
      <style:text-properties fo:font-weight="bold" officeooo:rsid="00b488c6" style:font-weight-asian="bold" style:font-weight-complex="bold"/>
    </style:style>
    <style:style style:name="T24" style:family="text">
      <style:text-properties fo:font-weight="bold" officeooo:rsid="00b5aa66" style:font-weight-asian="bold" style:font-weight-complex="bold"/>
    </style:style>
    <style:style style:name="T25" style:family="text">
      <style:text-properties fo:font-weight="bold" officeooo:rsid="00e39c0c" style:font-weight-asian="bold" style:font-weight-complex="bold"/>
    </style:style>
    <style:style style:name="T26" style:family="text">
      <style:text-properties fo:font-weight="bold" officeooo:rsid="01085f2d" style:font-weight-asian="bold" style:font-weight-complex="bold"/>
    </style:style>
    <style:style style:name="T27" style:family="text">
      <style:text-properties fo:font-weight="bold" officeooo:rsid="01098524" style:font-weight-asian="bold" style:font-weight-complex="bold"/>
    </style:style>
    <style:style style:name="T28" style:family="text">
      <style:text-properties fo:font-weight="bold" officeooo:rsid="01238927" style:font-weight-asian="bold" style:font-weight-complex="bold"/>
    </style:style>
    <style:style style:name="T29" style:family="text">
      <style:text-properties fo:font-weight="bold" officeooo:rsid="01625a02" style:font-weight-asian="bold" style:font-weight-complex="bold"/>
    </style:style>
    <style:style style:name="T30" style:family="text">
      <style:text-properties fo:font-weight="bold" officeooo:rsid="01c4cf4a" style:font-weight-asian="bold" style:font-weight-complex="bold"/>
    </style:style>
    <style:style style:name="T31" style:family="text">
      <style:text-properties officeooo:rsid="003ecb07"/>
    </style:style>
    <style:style style:name="T32" style:family="text">
      <style:text-properties officeooo:rsid="003f1b83"/>
    </style:style>
    <style:style style:name="T33" style:family="text">
      <style:text-properties fo:color="#ce181e"/>
    </style:style>
    <style:style style:name="T34" style:family="text">
      <style:text-properties officeooo:rsid="00543e01"/>
    </style:style>
    <style:style style:name="T35" style:family="text">
      <style:text-properties officeooo:rsid="00576931"/>
    </style:style>
    <style:style style:name="T36" style:family="text">
      <style:text-properties officeooo:rsid="006c1230"/>
    </style:style>
    <style:style style:name="T37" style:family="text">
      <style:text-properties officeooo:rsid="007922b5"/>
    </style:style>
    <style:style style:name="T38" style:family="text">
      <style:text-properties officeooo:rsid="007bb70b"/>
    </style:style>
    <style:style style:name="T39" style:family="text">
      <style:text-properties officeooo:rsid="007c0f63"/>
    </style:style>
    <style:style style:name="T40" style:family="text">
      <style:text-properties officeooo:rsid="007c78dc"/>
    </style:style>
    <style:style style:name="T41" style:family="text">
      <style:text-properties style:text-position="super 58%"/>
    </style:style>
    <style:style style:name="T42" style:family="text">
      <style:text-properties officeooo:rsid="0080b499"/>
    </style:style>
    <style:style style:name="T43" style:family="text">
      <style:text-properties officeooo:rsid="008b6f88"/>
    </style:style>
    <style:style style:name="T44" style:family="text">
      <style:text-properties officeooo:rsid="009b4733"/>
    </style:style>
    <style:style style:name="T45" style:family="text">
      <style:text-properties officeooo:rsid="00a0e223"/>
    </style:style>
    <style:style style:name="T46" style:family="text">
      <style:text-properties officeooo:rsid="00cf6c69"/>
    </style:style>
    <style:style style:name="T47" style:family="text">
      <style:text-properties officeooo:rsid="00d786d9"/>
    </style:style>
    <style:style style:name="T48" style:family="text">
      <style:text-properties officeooo:rsid="00f06fb6"/>
    </style:style>
    <style:style style:name="T49" style:family="text">
      <style:text-properties officeooo:rsid="01056dcc"/>
    </style:style>
    <style:style style:name="T50" style:family="text">
      <style:text-properties officeooo:rsid="01104f84"/>
    </style:style>
    <style:style style:name="T51" style:family="text">
      <style:text-properties officeooo:rsid="01175117"/>
    </style:style>
    <style:style style:name="T52" style:family="text">
      <style:text-properties officeooo:rsid="012a9c40"/>
    </style:style>
    <style:style style:name="T53" style:family="text">
      <style:text-properties officeooo:rsid="0132cc62"/>
    </style:style>
    <style:style style:name="T54" style:family="text">
      <style:text-properties officeooo:rsid="013bc2aa"/>
    </style:style>
    <style:style style:name="T55" style:family="text">
      <style:text-properties officeooo:rsid="0153e4c9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158d9ab" style:font-style-asian="italic" style:font-style-complex="italic"/>
    </style:style>
    <style:style style:name="T58" style:family="text">
      <style:text-properties officeooo:rsid="015ae351"/>
    </style:style>
    <style:style style:name="T59" style:family="text">
      <style:text-properties officeooo:rsid="01625a02"/>
    </style:style>
    <style:style style:name="T60" style:family="text">
      <style:text-properties officeooo:rsid="0162c560"/>
    </style:style>
    <style:style style:name="T61" style:family="text">
      <style:text-properties officeooo:rsid="01643ea2"/>
    </style:style>
    <style:style style:name="T62" style:family="text">
      <style:text-properties officeooo:rsid="01662541"/>
    </style:style>
    <style:style style:name="T63" style:family="text">
      <style:text-properties officeooo:rsid="016d5a0b"/>
    </style:style>
    <style:style style:name="T64" style:family="text">
      <style:text-properties officeooo:rsid="0170d623"/>
    </style:style>
    <style:style style:name="T65" style:family="text">
      <style:text-properties officeooo:rsid="019bdbcf"/>
    </style:style>
    <style:style style:name="T66" style:family="text">
      <style:text-properties officeooo:rsid="01a323da"/>
    </style:style>
    <style:style style:name="T67" style:family="text">
      <style:text-properties officeooo:rsid="01b15aae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officeooo:rsid="01c003b0"/>
    </style:style>
    <style:style style:name="T70" style:family="text">
      <style:text-properties officeooo:rsid="01c1100a"/>
    </style:style>
    <style:style style:name="T71" style:family="text">
      <style:text-properties officeooo:rsid="01c7cb63"/>
    </style:style>
    <style:style style:name="T72" style:family="text">
      <style:text-properties officeooo:rsid="01e61a8a"/>
    </style:style>
    <style:style style:name="T73" style:family="text">
      <style:text-properties officeooo:rsid="01e893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7">Notes on React and Redux</text:p>
      <text:p text:style-name="P1">React </text:p>
      <text:list xml:id="list673689076" text:style-name="L1">
        <text:list-item>
          <text:p text:style-name="P228">javascript library that handles <text:span text:style-name="T1">outputting</text:span> content and user interaction.</text:p>
        </text:list-item>
        <text:list-item>
          <text:p text:style-name="P229">Create components to manage the stuff </text:p>
          <text:list>
            <text:list-item>
              <text:p text:style-name="P229"><text:span text:style-name="T20">component is a function or a class that produces HTML using jsx and handle user feedback.</text:span> </text:p>
            </text:list-item>
          </text:list>
        </text:list-item>
        <text:list-item>
          <text:p text:style-name="P314">event handler – <text:span text:style-name="T2">manages the user actions</text:span></text:p>
        </text:list-item>
        <text:list-item>
          <text:p text:style-name="P315">React library – defines what a component is and how they work together</text:p>
        </text:list-item>
        <text:list-item>
          <text:p text:style-name="P315">ReactDOM – how to take a component and make it show up on the DOM</text:p>
        </text:list-item>
      </text:list>
      <text:p text:style-name="P115"/>
      <text:p text:style-name="P2">JSX</text:p>
      <text:list xml:id="list1212885261" text:style-name="L2">
        <text:list-item>
          <text:p text:style-name="P230">javascript extension, determines the content of our react app just like normal HTML </text:p>
        </text:list-item>
      </text:list>
      <text:p text:style-name="P116"/>
      <text:p text:style-name="P4">Setup</text:p>
      <text:p text:style-name="P4">Install Node</text:p>
      <text:p text:style-name="P3">Create-react-app </text:p>
      <text:p text:style-name="P127">npm package for boilerplate code for react apps </text:p>
      <text:p text:style-name="P127">command: sudo npm install -g create-react-app <text:s/></text:p>
      <text:list xml:id="list3436922923" text:style-name="L3">
        <text:list-item>
          <text:p text:style-name="P231">creating an application </text:p>
        </text:list-item>
        <text:list-item>
          <text:p text:style-name="P231">command: create-react-app &lt;command&gt; </text:p>
        </text:list-item>
      </text:list>
      <text:p text:style-name="P117"/>
      <text:p text:style-name="P5">Why does create-react-app install many packages?</text:p>
      <text:p text:style-name="P118">Dependencies installed include Babel, Webpack, and Dev Server </text:p>
      <text:p text:style-name="P6">babel – <text:span text:style-name="T2">javascript transpiler – translate new ecmascript into old javascript </text:span></text:p>
      <text:p text:style-name="P129">Useful for running newer code on legacy browsers</text:p>
      <text:p text:style-name="P7">What does it include in a new create-react-app? </text:p>
      <text:p text:style-name="P119">Src – <text:span text:style-name="T18">source code</text:span></text:p>
      <text:p text:style-name="P119">public – <text:span text:style-name="T18">store static files like images</text:span></text:p>
      <text:p text:style-name="P119">node_modules – <text:span text:style-name="T18">contains all project dependencies</text:span></text:p>
      <text:p text:style-name="P119">package.json – <text:span text:style-name="T18">records our project dependencies</text:span></text:p>
      <text:p text:style-name="P120">package-lock.json – records exact version of dependencies</text:p>
      <text:p text:style-name="P119">readme.md – <text:span text:style-name="T18">instructions on how to use the project</text:span></text:p>
      <text:p text:style-name="P130"/>
      <text:p text:style-name="P8"><text:span text:style-name="T33">Bookmark – Notes on JSX Module</text:span> </text:p>
      <text:p text:style-name="P8">JXS </text:p>
      <text:p text:style-name="P121">javascript extended </text:p>
      <text:p text:style-name="P122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7"/>
      <text:p text:style-name="P10">ERROR – INLINE STYLING TO AN INDIVIDUAL ELEMENT</text:p>
      <text:p text:style-name="P128">The `style` prop expects a mapping from style properties to values, not a string. </text:p>
      <text:p text:style-name="P11">Change the syntax:</text:p>
      <text:p text:style-name="P123">example</text:p>
      <text:p text:style-name="P123">&lt;div style = {{backgroundColor:’red’}}&gt;&lt;/div&gt;</text:p>
      <text:p text:style-name="P12">Reference an object <text:span text:style-name="T31">to apply styling </text:span></text:p>
      <text:p text:style-name="P131">example 2</text:p>
      <text:p text:style-name="P124"><text:span text:style-name="T2">&lt;div style = {{b</text:span><text:span text:style-name="T32">order: ‘1px solid red’</text:span><text:span text:style-name="T2">}}&gt;&lt;/div&gt;</text:span></text:p>
      <text:p text:style-name="P13"><text:soft-page-break/>Class vs ClassName</text:p>
      <text:p text:style-name="P132">In HTML, you use class</text:p>
      <text:p text:style-name="P132">ex.</text:p>
      <text:p text:style-name="P132">&lt;h1 class=”green”&gt; hi &lt;/h1&gt;</text:p>
      <text:p text:style-name="P132">In JSX, you use className</text:p>
      <text:p text:style-name="P132">ex.</text:p>
      <text:p text:style-name="P132">&lt;h1 className=”green”&gt; hi &lt;/h1&gt;</text:p>
      <text:p text:style-name="P127"/>
      <text:p text:style-name="P14">How about referencing variables in JSX?</text:p>
      <text:p text:style-name="P133">Use {} to reference it</text:p>
      <text:p text:style-name="P134">ex. </text:p>
      <text:p text:style-name="P134">const buttontext=”clicked”;</text:p>
      <text:p text:style-name="P134">&lt;h1&gt;{buttontext} &lt;/h1&gt;</text:p>
      <text:p text:style-name="P134"/>
      <text:p text:style-name="P15">Values JSX cannot show.</text:p>
      <text:p text:style-name="P125"><text:span text:style-name="T19">Objects</text:span> are not valid as a React child</text:p>
      <text:p text:style-name="P126">You can use objects but you must reference their childs.</text:p>
      <text:p text:style-name="P134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7"/>
      <text:p text:style-name="P19">3 pillars of React Component Usage</text:p>
      <text:list xml:id="list1088172682" text:style-name="L4">
        <text:list-item>
          <text:p text:style-name="P316">Component nesting – <text:span text:style-name="T2">component within anther component</text:span></text:p>
        </text:list-item>
        <text:list-item>
          <text:p text:style-name="P316">component reuseability – <text:span text:style-name="T2">reusable code</text:span></text:p>
        </text:list-item>
        <text:list-item>
          <text:p text:style-name="P316">component configuration – <text:span text:style-name="T2">configure a component when it is created</text:span></text:p>
        </text:list-item>
      </text:list>
      <text:p text:style-name="P127"/>
      <text:p text:style-name="P20">Styling options for React</text:p>
      <text:p text:style-name="P135">Semantics-U<text:span text:style-name="T34">I</text:span></text:p>
      <text:p text:style-name="P127"/>
      <text:p text:style-name="P21">How to use components ?</text:p>
      <text:p text:style-name="P21">Use the tags.</text:p>
      <text:p text:style-name="P136">&lt;<text:span text:style-name="T35">nameofcomponent</text:span> /&gt; </text:p>
      <text:p text:style-name="P136"/>
      <text:p text:style-name="P22">How to use the props in JSX</text:p>
      <text:p text:style-name="P23">props – <text:span text:style-name="T2">system to pass data from the parent down to the child. </text:span></text:p>
      <text:p text:style-name="P137">Example </text:p>
      <text:p text:style-name="P137">&lt;component propname= “prop-value”/&gt;</text:p>
      <text:p text:style-name="P24">Passing javascript variables using props</text:p>
      <text:p text:style-name="P138">const text=”hi”;</text:p>
      <text:p text:style-name="P138">&lt;comment texter={text}/&gt;</text:p>
      <text:p text:style-name="P127"/>
      <text:p text:style-name="P213">Class based components vs Function based components</text:p>
      <text:p text:style-name="P139">Function based – use for simple content</text:p>
      <text:p text:style-name="P139">Class based – use for complex components</text:p>
      <text:list xml:id="list3093022477" text:style-name="L5">
        <text:list-item>
          <text:p text:style-name="P232">easier time organizing code </text:p>
        </text:list-item>
        <text:list-item>
          <text:p text:style-name="P232">can use state to handle user input </text:p>
        </text:list-item>
        <text:list-item>
          <text:p text:style-name="P232">can understand lifecycle events <text:span text:style-name="T21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65096679" text:style-name="L6">
        <text:list-item>
          <text:p text:style-name="P233">Must be a javascript class </text:p>
        </text:list-item>
        <text:list-item>
          <text:p text:style-name="P233">must extend (subclass) react.component </text:p>
        </text:list-item>
        <text:list-item>
          <text:p text:style-name="P233">must define a render method that returns some amount of jsx</text:p>
        </text:list-item>
      </text:list>
      <text:p text:style-name="P127"/>
      <text:p text:style-name="P214">State in React Components</text:p>
      <text:p text:style-name="P27">Rules of state</text:p>
      <text:list xml:id="list4034879665" text:style-name="L7">
        <text:list-item>
          <text:p text:style-name="P234">usable only with class components </text:p>
        </text:list-item>
        <text:list-item>
          <text:p text:style-name="P234">you will confuse props with state!</text:p>
        </text:list-item>
        <text:list-item>
          <text:p text:style-name="P234"><text:span text:style-name="T19">State is a JS object</text:span> that contains dta to a component </text:p>
        </text:list-item>
        <text:list-item>
          <text:p text:style-name="P235">updating the state will cause the component to rerender immediately </text:p>
        </text:list-item>
        <text:list-item>
          <text:p text:style-name="P235">state must be initialized <text:span text:style-name="T36">when component is created</text:span></text:p>
        </text:list-item>
        <text:list-item>
          <text:p text:style-name="P235">state can only be updated by the setState property </text:p>
        </text:list-item>
      </text:list>
      <text:p text:style-name="P127"/>
      <text:p text:style-name="P28">What is super?</text:p>
      <text:p text:style-name="P140">class App extends React.Component{</text:p>
      <text:p text:style-name="P140"><text:s text:c="2"/>constructor(props){</text:p>
      <text:p text:style-name="P140"><text:s text:c="4"/>super(props);</text:p>
      <text:p text:style-name="P140"><text:s text:c="2"/>}</text:p>
      <text:list xml:id="list1117083934" text:style-name="L8">
        <text:list-item>
          <text:p text:style-name="P236">we are overriding the constructor class that is in the React.component class. </text:p>
        </text:list-item>
        <text:list-item>
          <text:p text:style-name="P236">It is a reference to the parents constructor function </text:p>
        </text:list-item>
      </text:list>
      <text:p text:style-name="P127"/>
      <text:p text:style-name="P29">You only do initial assignment in the constructor. </text:p>
      <text:p text:style-name="P29"/>
      <text:p text:style-name="P21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0"/>
      <text:p text:style-name="P150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31"><text:soft-page-break/>Component Lifecycle Methods</text:p>
      <text:p text:style-name="P31">Functions called during a components lifecycle</text:p>
      <text:list xml:id="list3659301863" text:style-name="L9">
        <text:list-item>
          <text:p text:style-name="P237">constructor – called when new instance of component is created</text:p>
          <text:list>
            <text:list-item>
              <text:p text:style-name="P238">ONLY INVOKED 1 TIME</text:p>
            </text:list-item>
          </text:list>
        </text:list-item>
        <text:list-item>
          <text:p text:style-name="P237">rendor – called when component is used</text:p>
        </text:list-item>
        <text:list-item>
          <text:p text:style-name="P237">componentDidMount – <text:span text:style-name="T38">best time for data loading</text:span></text:p>
          <text:list>
            <text:list-item>
              <text:p text:style-name="P239">making requests to APIs, geo-location</text:p>
            </text:list-item>
            <text:list-item>
              <text:p text:style-name="P238">ONLY INVOKED 1 TIME</text:p>
            </text:list-item>
          </text:list>
        </text:list-item>
        <text:list-item>
          <text:p text:style-name="P237">compnentDidUpdate – <text:span text:style-name="T39">time to data load new data when state changes</text:span></text:p>
        </text:list-item>
        <text:list-item>
          <text:p text:style-name="P237">componentWill<text:span text:style-name="T37">Unm</text:span>ount – <text:span text:style-name="T40">best time for cleanup </text:span></text:p>
        </text:list-item>
      </text:list>
      <text:p text:style-name="P32">2 ways to <text:span text:style-name="T42">initialize</text:span> state</text:p>
      <text:p text:style-name="P32">1<text:span text:style-name="T41">st</text:span> way </text:p>
      <text:p text:style-name="P141"><text:s text:c="2"/>constructor(props){</text:p>
      <text:p text:style-name="P141"><text:s text:c="4"/>super(props);</text:p>
      <text:p text:style-name="P141"><text:s text:c="4"/>//ONLY ACCEPTABLE TIME</text:p>
      <text:p text:style-name="P141"><text:s text:c="4"/>this.state={lat:null, errorMessage: ''};</text:p>
      <text:p text:style-name="P141"><text:s text:c="2"/>}</text:p>
      <text:p text:style-name="P141"/>
      <text:p text:style-name="P32">2<text:span text:style-name="T41">nd</text:span> way</text:p>
      <text:p text:style-name="P141"><text:s text:c="2"/>state = {lat:null,errorMessage:''};</text:p>
      <text:p text:style-name="P127"/>
      <text:p text:style-name="P216">Notes on Handling User input with Forms and Events</text:p>
      <text:p text:style-name="P142">Project 4 uses API’s and forms with HTML</text:p>
      <text:p text:style-name="P33">Never put parenthsis for callbuck functions.</text:p>
      <text:p text:style-name="P127"><text:s text:c="2"/>onInputChange(){</text:p>
      <text:p text:style-name="P127"/>
      <text:p text:style-name="P127"><text:s text:c="2"/>}</text:p>
      <text:p text:style-name="P127"/>
      <text:p text:style-name="P127">&lt;input type="text" onChange={this.onInputChange}/&gt;</text:p>
      <text:p text:style-name="P143">See how there is no parenthesis?</text:p>
      <text:p text:style-name="P143"/>
      <text:p text:style-name="P34">Ways to handle form events</text:p>
      <text:list xml:id="list1105772786" text:style-name="L10">
        <text:list-item>
          <text:p text:style-name="P317">onClick – <text:span text:style-name="T2">user clicks something</text:span></text:p>
        </text:list-item>
        <text:list-item>
          <text:p text:style-name="P317">onChange – <text:span text:style-name="T2">user changes text in an input</text:span></text:p>
        </text:list-item>
        <text:list-item>
          <text:p text:style-name="P317">onSubmit – <text:span text:style-name="T2">user submits a form</text:span></text:p>
        </text:list-item>
      </text:list>
      <text:p text:style-name="P127"/>
      <text:p text:style-name="P35">Controlled vs uncontrolled form elements</text:p>
      <text:p text:style-name="P36">Main difference - </text:p>
      <text:p text:style-name="P151">Controlled elements are able to return the value of state key pairs at any time!</text:p>
      <text:p text:style-name="P37">Controlled elements store values in components, not the DOM.</text:p>
      <text:p text:style-name="P151"/>
      <text:list xml:id="list2467052384" text:style-name="L11">
        <text:list-item>
          <text:p text:style-name="P240">uncontrolled</text:p>
          <text:list>
            <text:list-item>
              <text:p text:style-name="P240"><text:s/></text:p>
            </text:list-item>
          </text:list>
        </text:list-item>
        <text:list-item>
          <text:p text:style-name="P240">controlled</text:p>
          <text:list>
            <text:list-item>
              <text:p text:style-name="P242">Follows a flow to know what the value of state key pairs are at any time</text:p>
              <text:list>
                <text:list-item>
                  <text:p text:style-name="P243">Flow</text:p>
                </text:list-item>
                <text:list-item>
                  <text:p text:style-name="P243">user types in input </text:p>
                </text:list-item>
                <text:list-item>
                  <text:p text:style-name="P243">callback gets invoked </text:p>
                </text:list-item>
                <text:list-item>
                  <text:p text:style-name="P243">call setState with new value </text:p>
                </text:list-item>
                <text:list-item>
                  <text:p text:style-name="P241"><text:soft-page-break/><text:span text:style-name="T43">component rerenders</text:span> </text:p>
                </text:list-item>
                <text:list-item>
                  <text:p text:style-name="P243">input is told what its value is</text:p>
                </text:list-item>
              </text:list>
            </text:list-item>
          </text:list>
        </text:list-item>
      </text:list>
      <text:p text:style-name="P144"/>
      <text:p text:style-name="P38">Make sure to prevent webpage from reloading after hitting enter.</text:p>
      <text:p text:style-name="P38"/>
      <text:p text:style-name="P39">Understanding this in JS</text:p>
      <text:p text:style-name="P145">Example</text:p>
      <text:p text:style-name="P145"><text:s text:c="2"/>onFormSubmit(e){</text:p>
      <text:p text:style-name="P145"><text:s text:c="4"/>e.preventDefault();</text:p>
      <text:p text:style-name="P145"><text:s text:c="4"/>console.log(this.state.term);</text:p>
      <text:p text:style-name="P145"><text:s text:c="2"/>}</text:p>
      <text:p text:style-name="P145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6">Anytime you want to find the value of this, look to the left of the function call.</text:p>
      <text:p text:style-name="P147">ex. </text:p>
      <text:p text:style-name="P147">class Car{</text:p>
      <text:p text:style-name="P147"><text:tab/>setDriveSound(sound){</text:p>
      <text:p text:style-name="P147"><text:tab/>this.sound=sound;</text:p>
      <text:p text:style-name="P147">}</text:p>
      <text:p text:style-name="P147"><text:tab/>drive(){</text:p>
      <text:p text:style-name="P147"><text:tab/>return this.sound;</text:p>
      <text:p text:style-name="P147">}</text:p>
      <text:p text:style-name="P147">}</text:p>
      <text:p text:style-name="P147"/>
      <text:p text:style-name="P147">car.drive();</text:p>
      <text:p text:style-name="P147">look to the left of drive</text:p>
      <text:p text:style-name="P42">Ways to solve this error?</text:p>
      <text:list xml:id="list2676985891" text:style-name="L12">
        <text:list-item>
          <text:p text:style-name="P318">Use the bind method</text:p>
          <text:p text:style-name="P336"><text:span text:style-name="T19">this.drive = this.drive.bind(this);</text:span><text:span text:style-name="T2"> </text:span></text:p>
        </text:list-item>
      </text:list>
      <text:p text:style-name="P148">class Car{</text:p>
      <text:p text:style-name="P148"><text:tab/>setDriveSound(sound){</text:p>
      <text:p text:style-name="P148"><text:tab/>this.sound=<text:span text:style-name="T44">this.</text:span>sound.<text:span text:style-name="T44">bind(this)</text:span>;</text:p>
      <text:p text:style-name="P148">}</text:p>
      <text:p text:style-name="P148"><text:tab/>drive(){</text:p>
      <text:p text:style-name="P148"><text:tab/>return this.sound;</text:p>
      <text:p text:style-name="P148">}</text:p>
      <text:p text:style-name="P148">}</text:p>
      <text:p text:style-name="P148"/>
      <text:p text:style-name="P148">car.drive();</text:p>
      <text:list xml:id="list2900767990" text:style-name="L13">
        <text:list-item>
          <text:p text:style-name="P319">use an arrow function </text:p>
        </text:list-item>
        <text:list-item>
          <text:p text:style-name="P320">they dont have a this. The this in arrow functions are variables and can use the parents this when one is found.</text:p>
        </text:list-item>
        <text:list-item>
          <text:p text:style-name="P244"/>
        </text:list-item>
      </text:list>
      <text:p text:style-name="P43"/>
      <text:p text:style-name="P145"/>
      <text:p text:style-name="P145"/>
      <text:p text:style-name="P145"/>
      <text:p text:style-name="P145"><text:soft-page-break/></text:p>
      <text:p text:style-name="P44">Passing props from child to <text:span text:style-name="T4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5"/>
      <text:p text:style-name="P149"><text:span text:style-name="T19">Using props</text:span> <text:span text:style-name="T19">in class based components</text:span></text:p>
      <text:p text:style-name="P149">class App extends React.Component{</text:p>
      <text:p text:style-name="P149"><text:tab/>this.props.value=5;</text:p>
      <text:p text:style-name="P149">}</text:p>
      <text:p text:style-name="P145"/>
      <text:p text:style-name="P21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694523073" text:style-name="L14">
        <text:list-item>
          <text:p text:style-name="P245">3<text:span text:style-name="T41">rd</text:span> party package</text:p>
        </text:list-item>
        <text:list-item>
          <text:p text:style-name="P247">install axios in cli</text:p>
        </text:list-item>
      </text:list>
      <text:p text:style-name="P48"/>
      <text:p text:style-name="P48">Fetch</text:p>
      <text:list xml:id="list3853336886" text:style-name="L15">
        <text:list-item>
          <text:p text:style-name="P246">function built into modern browsers</text:p>
        </text:list-item>
      </text:list>
      <text:p text:style-name="P152"/>
      <text:p text:style-name="P49">Handling requests with async wait</text:p>
      <text:list xml:id="list176023770" text:style-name="L16">
        <text:list-item>
          <text:p text:style-name="P321">Flow <text:span text:style-name="T2">of requests</text:span></text:p>
          <text:list>
            <text:list-item>
              <text:p text:style-name="P248">component renders itself 1 time </text:p>
            </text:list-item>
            <text:list-item>
              <text:p text:style-name="P248">onsearchsubmit method called </text:p>
            </text:list-item>
            <text:list-item>
              <text:p text:style-name="P248">request made to unsplash </text:p>
              <text:list>
                <text:list-item>
                  <text:p text:style-name="P248">wait ... </text:p>
                </text:list-item>
              </text:list>
            </text:list-item>
            <text:list-item>
              <text:p text:style-name="P248">request complete </text:p>
            </text:list-item>
            <text:list-item>
              <text:p text:style-name="P248">set image data on state of app component </text:p>
            </text:list-item>
            <text:list-item>
              <text:p text:style-name="P248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77636932" text:style-name="L17">
        <text:list-item>
          <text:p text:style-name="P249">add a .then to handle the <text:s/>promises(just an object) returned.</text:p>
        </text:list-item>
        <text:list-item>
          <text:p text:style-name="P249"><text:span text:style-name="T19">.</text:span><text:span text:style-name="T22">then only runs after promise is returned.</text:span> </text:p>
        </text:list-item>
      </text:list>
      <text:p text:style-name="P155">Example </text:p>
      <text:p text:style-name="P155">axios.get(https.google.com/hi).<text:span text:style-name="T19">then</text:span>((response) =&gt; {console.log(response)})</text:p>
      <text:list xml:id="list94513290257497" text:continue-numbering="true" text:style-name="L17">
        <text:list-item>
          <text:p text:style-name="P250"><text:s/></text:p>
        </text:list-item>
        <text:list-item>
          <text:p text:style-name="P250"><text:span text:style-name="T23">Use async </text:span><text:span text:style-name="T24">and await keywords</text:span></text:p>
        </text:list-item>
      </text:list>
      <text:p text:style-name="P52">Example </text:p>
      <text:p text:style-name="P156"><text:span text:style-name="T19">async</text:span> functioncalled (){</text:p>
      <text:p text:style-name="P156"><text:tab/>const response = <text:span text:style-name="T19">await</text:span> axios.get(‘www.google.com’);</text:p>
      <text:p text:style-name="P156"/>
      <text:p text:style-name="P51">ERROR – THIS.SETSTATE IS NOT A FUNCTION </text:p>
      <text:p text:style-name="P157">setup an arrow function to fix it.</text:p>
      <text:p text:style-name="P153"/>
      <text:p text:style-name="P218">Notes on CSS Grid</text:p>
      <text:p text:style-name="P153">grid-template-columns: repeat(auto-fill,minmax(250px,1fr));</text:p>
      <text:list xml:id="list2120529916" text:style-name="L18">
        <text:list-item>
          <text:p text:style-name="P251">This will create columns that are automatically generated. Each column will be 250px min</text:p>
        </text:list-item>
        <text:list-item>
          <text:p text:style-name="P337"><text:span text:style-name="T4"><text:s/></text:span><text:span text:style-name="T5">1fr stands for 1 fractional unit which is 1 unit of the available space</text:span></text:p>
        </text:list-item>
      </text:list>
      <text:p text:style-name="P158"/>
      <text:p text:style-name="P53">Accessing the DOM with refs </text:p>
      <text:list xml:id="list1506372808" text:style-name="L19">
        <text:list-item>
          <text:p text:style-name="P252">let ImageCard render itself </text:p>
        </text:list-item>
        <text:list-item>
          <text:p text:style-name="P252">reach into the DOM and figure out hegiht of the image </text:p>
        </text:list-item>
        <text:list-item>
          <text:p text:style-name="P252">set height on state of component </text:p>
        </text:list-item>
        <text:list-item>
          <text:p text:style-name="P252">assign a grid-row-end to make sure image takes up appropriate space</text:p>
        </text:list-item>
        <text:list-item>
          <text:p text:style-name="P322">use static span (span 2) or dynamic spans</text:p>
        </text:list-item>
      </text:list>
      <text:p text:style-name="P54"/>
      <text:p text:style-name="P54">React refs</text:p>
      <text:list xml:id="list667729914" text:style-name="L20">
        <text:list-item>
          <text:p text:style-name="P253">gives access to a single DOM elements </text:p>
        </text:list-item>
        <text:list-item>
          <text:p text:style-name="P253">create refs in constructor, assign to instance variables, then pass to a jsx element as props</text:p>
        </text:list-item>
      </text:list>
      <text:p text:style-name="P153"/>
      <text:p text:style-name="P219">Notes on Redux</text:p>
      <text:p text:style-name="P55">3<text:span text:style-name="T4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89475226" text:style-name="L21">
        <text:list-item>
          <text:p text:style-name="P323">Action Creator</text:p>
          <text:list>
            <text:list-item>
              <text:p text:style-name="P254">function that creates/returns js object <text:span text:style-name="T25">which is an action</text:span></text:p>
            </text:list-item>
          </text:list>
        </text:list-item>
        <text:list-item>
          <text:p text:style-name="P323">Action </text:p>
          <text:list>
            <text:list-item>
              <text:p text:style-name="P254">js object that has type and payload property </text:p>
            </text:list-item>
            <text:list-item>
              <text:p text:style-name="P254">describes change and the context of change in our departments </text:p>
            </text:list-item>
          </text:list>
        </text:list-item>
        <text:list-item>
          <text:p text:style-name="P323">dispatch </text:p>
          <text:list>
            <text:list-item>
              <text:p text:style-name="P255">function takes action, makes copies of it, and passes it to other functions/locations</text:p>
            </text:list-item>
          </text:list>
        </text:list-item>
        <text:list-item>
          <text:p text:style-name="P323">Reducers </text:p>
          <text:list>
            <text:list-item>
              <text:p text:style-name="P256">function that takes actions, and some data and make action to that data</text:p>
            </text:list-item>
            <text:list-item>
              <text:p text:style-name="P256">it centralizes that data as well </text:p>
            </text:list-item>
          </text:list>
        </text:list-item>
        <text:list-item>
          <text:p text:style-name="P323">State</text:p>
          <text:list>
            <text:list-item>
              <text:p text:style-name="P257">object that holds all central data, referenced by reducer</text:p>
            </text:list-item>
          </text:list>
        </text:list-item>
      </text:list>
      <text:p text:style-name="P159"/>
      <text:p text:style-name="P58">Building an insurance company Analogy for Redux </text:p>
      <text:p text:style-name="P160"><text:soft-page-break/>policy </text:p>
      <text:p text:style-name="P160">claim </text:p>
      <text:p text:style-name="P160">customer </text:p>
      <text:p text:style-name="P160"/>
      <text:p text:style-name="P161">Flow of insurance company </text:p>
      <text:list xml:id="list644247889" text:style-name="L22">
        <text:list-item>
          <text:p text:style-name="P258">customer sends form to form receiver </text:p>
        </text:list-item>
        <text:list-item>
          <text:p text:style-name="P258">receiver sends the form to <text:span text:style-name="T46">all</text:span> 3 departments </text:p>
          <text:list>
            <text:list-item>
              <text:p text:style-name="P258">claims history </text:p>
            </text:list-item>
            <text:list-item>
              <text:p text:style-name="P259">policies</text:p>
              <text:list>
                <text:list-item>
                  <text:p text:style-name="P260">maintain list of customers with policies </text:p>
                </text:list-item>
              </text:list>
            </text:list-item>
            <text:list-item>
              <text:p text:style-name="P258">accounting </text:p>
            </text:list-item>
          </text:list>
        </text:list-item>
        <text:list-item>
          <text:p text:style-name="P261">Management will need to ask how many users have policies. </text:p>
          <text:list>
            <text:list-item>
              <text:p text:style-name="P261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3"/>
      <text:p text:style-name="P59">How does this explain Redux?<text:line-break/><text:span text:style-name="T47">In our example, the roles are as follows:</text:span></text:p>
      <text:list xml:id="list495463399" text:style-name="L23">
        <text:list-item>
          <text:p text:style-name="P324"><text:span text:style-name="T6">Action Creator → person dropping off Form</text:span><text:span text:style-name="T2"> </text:span></text:p>
        </text:list-item>
        <text:list-item>
          <text:p text:style-name="P262">Action → the Form</text:p>
        </text:list-item>
        <text:list-item>
          <text:p text:style-name="P262">dispatch → form receiver</text:p>
        </text:list-item>
        <text:list-item>
          <text:p text:style-name="P262">Reducers → departments </text:p>
        </text:list-item>
        <text:list-item>
          <text:p text:style-name="P325"><text:span text:style-name="T6">State → compiled department data</text:span><text:span text:style-name="T2"> </text:span></text:p>
        </text:list-item>
      </text:list>
      <text:p text:style-name="P168"/>
      <text:p text:style-name="P168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8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53"/>
      <text:p text:style-name="P153"/>
      <text:p text:style-name="P153"/>
      <text:p text:style-name="P153"/>
      <text:p text:style-name="P61">Overview of App #7 </text:p>
      <text:p text:style-name="P169">Store will be provided to Provider as props. </text:p>
      <text:p text:style-name="P169">It will be passed to App.</text:p>
      <text:p text:style-name="P169">App will use connect component to songlist. </text:p>
      <text:p text:style-name="P62">Connect communicates with the provider tag at the top of the app hierarchy.</text:p>
      <text:p text:style-name="P62"><text:tab/><text:span text:style-name="T48">Can communicate with provider regardless of components in between</text:span></text:p>
      <text:p text:style-name="P162"><text:soft-page-break/>Final view of how the components will interact.</text:p>
      <text:p text:style-name="P162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3"/>
      <text:p text:style-name="P153"/>
      <text:p text:style-name="P63">Types of exports</text:p>
      <text:p text:style-name="P63">Default export</text:p>
      <text:p text:style-name="P153">const selectSong = (song) =&gt;{</text:p>
      <text:p text:style-name="P153"><text:s text:c="2"/>return {</text:p>
      <text:p text:style-name="P153"><text:s text:c="4"/>type: 'SONG_SELECTED',</text:p>
      <text:p text:style-name="P153"><text:s text:c="4"/>payload: song</text:p>
      <text:p text:style-name="P153"><text:s text:c="2"/>};</text:p>
      <text:p text:style-name="P153">};</text:p>
      <text:p text:style-name="P163">export default selectSong</text:p>
      <text:p text:style-name="P163"/>
      <text:p text:style-name="P64">named export </text:p>
      <text:p text:style-name="P163">export const selectSong = (song) =&gt;{</text:p>
      <text:p text:style-name="P163"><text:s text:c="2"/>return {</text:p>
      <text:p text:style-name="P163"><text:s text:c="4"/>type: 'SONG_SELECTED',</text:p>
      <text:p text:style-name="P163"><text:s text:c="4"/>payload: song</text:p>
      <text:p text:style-name="P163"><text:s text:c="2"/>};</text:p>
      <text:p text:style-name="P163">};</text:p>
      <text:p text:style-name="P153"/>
      <text:p text:style-name="P65">Why couldnt we called the selectedSong immediately?<text:line-break/>Why must we hook up selectSong to connect?</text:p>
      <text:p text:style-name="P66">Redux is not magic. </text:p>
      <text:p text:style-name="P164">Redux doest not detect action creators being called </text:p>
      <text:p text:style-name="P165">Redux does not detect a function returning an object that is an action </text:p>
      <text:p text:style-name="P166">In the project, <text:span text:style-name="T19">we add selectSong to connect to have the action be passed to the reducers</text:span></text:p>
      <text:p text:style-name="P153"/>
      <text:p text:style-name="P153"/>
      <text:p text:style-name="P220"><text:soft-page-break/>Notes on Async await with Redux Chunk</text:p>
      <text:p text:style-name="P67">General data loading with Redux</text:p>
      <text:list xml:id="list3895314350" text:style-name="L24">
        <text:list-item>
          <text:p text:style-name="P263">component gets rendered </text:p>
        </text:list-item>
        <text:list-item>
          <text:p text:style-name="P263">component’s ‘componentDidMount’ lifecycle method gets called </text:p>
        </text:list-item>
        <text:list-item>
          <text:p text:style-name="P264">we call action creator from ‘componentDidMount’</text:p>
        </text:list-item>
        <text:list-item>
          <text:p text:style-name="P264">Action creator runs code to make API request </text:p>
        </text:list-item>
        <text:list-item>
          <text:p text:style-name="P264">API responds with data</text:p>
        </text:list-item>
        <text:list-item>
          <text:p text:style-name="P265">action creator returns an action with fetched data on payload property </text:p>
        </text:list-item>
        <text:list-item>
          <text:p text:style-name="P265">reducer sees the action, returns data off the payload </text:p>
        </text:list-item>
        <text:list-item>
          <text:p text:style-name="P266">we generate new state object, which makes redux/react-redux rerender out app</text:p>
        </text:list-item>
      </text:list>
      <text:p text:style-name="P153"/>
      <text:p text:style-name="P68">ERROR : <text:span text:style-name="T7">Actions must be plain objects. Use custom middleware for async actions.</text:span></text:p>
      <text:p text:style-name="P153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0">This is what is happening. <text:span text:style-name="T49">When we call jsonplaceholder with async/await responses, it returns the requested object, not the action!</text:span></text:p>
      <text:p text:style-name="P170"/>
      <text:p text:style-name="P69">How about removing async/await?</text:p>
      <text:p text:style-name="P171">It will not work. <text:span text:style-name="T19">Why? </text:span><text:span text:style-name="T26">Data hasn’t been received yet by the API.</text:span><text:span text:style-name="T27">s</text:span></text:p>
      <text:p text:style-name="P70">Synchronous action creator </text:p>
      <text:p text:style-name="P172">instantly returns an action with data ready to go</text:p>
      <text:p text:style-name="P70">Asynchronous action creator </text:p>
      <text:p text:style-name="P172">takes some time for it to get its data </text:p>
      <text:p text:style-name="P153"/>
      <text:p text:style-name="P71">Middleware in redux</text:p>
      <text:p text:style-name="P173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660630563" text:style-name="L25">
        <text:list-item>
          <text:p text:style-name="P267">middleware – function that gets called with every action we dispatch</text:p>
        </text:list-item>
        <text:list-item>
          <text:p text:style-name="P269">has the ability to STOP, MODIFY, or mess with actions</text:p>
        </text:list-item>
        <text:list-item>
          <text:p text:style-name="P270">tons of open source middlware exist</text:p>
          <text:list>
            <text:list-item>
              <text:p text:style-name="P268"><text:span text:style-name="T50">most popular is dealing with async actions</text:span> </text:p>
            </text:list-item>
          </text:list>
        </text:list-item>
        <text:list-item>
          <text:p text:style-name="P271">use Redux-think for our async issues</text:p>
        </text:list-item>
      </text:list>
      <text:p text:style-name="P153"/>
      <text:p text:style-name="P72">Action Creator Rules</text:p>
      <text:p text:style-name="P72">Normal Rules </text:p>
      <text:list xml:id="list1599484058" text:style-name="L26">
        <text:list-item>
          <text:p text:style-name="P272">action creators return action objects </text:p>
        </text:list-item>
        <text:list-item>
          <text:p text:style-name="P272">must have type property </text:p>
        </text:list-item>
        <text:list-item>
          <text:p text:style-name="P272">optionally have a payload</text:p>
        </text:list-item>
      </text:list>
      <text:p text:style-name="P72"/>
      <text:p text:style-name="P72">Rules with Redux-thunk</text:p>
      <text:list xml:id="list1781961884" text:style-name="L27">
        <text:list-item>
          <text:p text:style-name="P326">ACTION CREATORS CAN RETURN ACTION OBJECTS </text:p>
          <text:list>
            <text:list-item>
              <text:p text:style-name="P326">CAN RETURN <text:span text:style-name="T51">ASYNC</text:span> FUNCTIONS </text:p>
            </text:list-item>
          </text:list>
        </text:list-item>
        <text:list-item>
          <text:p text:style-name="P273">must have type property </text:p>
        </text:list-item>
        <text:list-item>
          <text:p text:style-name="P273">optionally have a payload</text:p>
        </text:list-item>
      </text:list>
      <text:p text:style-name="P153"/>
      <text:p text:style-name="P73">In redux thunk, <text:span text:style-name="T2">the middleware takes the action and evaluates it. Is it a object or a function?</text:span></text:p>
      <text:p text:style-name="P177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3">dispatch</text:p>
      <text:p text:style-name="P153"/>
      <text:p text:style-name="P74">Rules for reducers </text:p>
      <text:list xml:id="list3811320167" text:style-name="L28">
        <text:list-item>
          <text:p text:style-name="P274"><text:span text:style-name="T19">must not return value of undefined</text:span> </text:p>
        </text:list-item>
        <text:list-item>
          <text:p text:style-name="P277">produces state/data to be used inside your app using the previous state and action ???</text:p>
          <text:list>
            <text:list-item>
              <text:p text:style-name="P278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27">On the next time, reducer will take state v1 and action #2 to produce a state v2</text:p>
            </text:list-item>
          </text:list>
        </text:list-item>
        <text:list-item>
          <text:p text:style-name="P279">must not return reach ‘out of itself’ to decide what value to return (reducers are pure)</text:p>
          <text:list>
            <text:list-item>
              <text:p text:style-name="P275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8">REDUCER CANNOT READ FILE, API REQUEST, E.G.</text:span> </text:p>
            </text:list-item>
          </text:list>
        </text:list-item>
        <text:list-item>
          <text:p text:style-name="P280">must not mutate its input state argument ???</text:p>
          <text:list>
            <text:list-item>
              <text:p text:style-name="P276"><text:s/><text:span text:style-name="T52">example state = {name: ‘sam’}</text:span></text:p>
            </text:list-item>
            <text:list-item>
              <text:p text:style-name="P281">NEVER MUTATE THE STATE’s name. </text:p>
              <text:list>
                <text:list-item>
                  <text:p text:style-name="P282">Misleading rule , <text:span text:style-name="T53">state can be mutated AND NO ERRORS WILL BE THROWN!</text:span></text:p>
                </text:list-item>
              </text:list>
            </text:list-item>
          </text:list>
        </text:list-item>
      </text:list>
      <text:p text:style-name="P174"/>
      <text:p text:style-name="P75">More on equality of arrays and objects </text:p>
      <text:p text:style-name="P175">const num1 = {value:1}</text:p>
      <text:p text:style-name="P175">const num2 = {value:1}</text:p>
      <text:p text:style-name="P175">num1 === num2</text:p>
      <text:p text:style-name="P175">//not true</text:p>
      <text:p text:style-name="P76"><text:soft-page-break/>Options to update state in reducers</text:p>
      <text:list xml:id="list55723032" text:style-name="L29">
        <text:list-item>
          <text:p text:style-name="P328">Removing an element</text:p>
          <text:list>
            <text:list-item>
              <text:p text:style-name="P283"><text:s/>state.filter( elem =&gt; elem !==”hi”)</text:p>
            </text:list-item>
          </text:list>
        </text:list-item>
        <text:list-item>
          <text:p text:style-name="P328">adding an element </text:p>
          <text:list>
            <text:list-item>
              <text:p text:style-name="P284">[...state, elem]</text:p>
            </text:list-item>
          </text:list>
        </text:list-item>
        <text:list-item>
          <text:p text:style-name="P328">replacing an element in an array </text:p>
          <text:list>
            <text:list-item>
              <text:p text:style-name="P285">state.map(el =&gt; el === ‘hi’ ? Bye: el)</text:p>
            </text:list-item>
          </text:list>
        </text:list-item>
        <text:list-item>
          <text:p text:style-name="P328">updating a property in an object </text:p>
          <text:list>
            <text:list-item>
              <text:p text:style-name="P286">{… state, name: ‘sam’}</text:p>
            </text:list-item>
          </text:list>
        </text:list-item>
        <text:list-item>
          <text:p text:style-name="P329">adding a property in an object</text:p>
          <text:list>
            <text:list-item>
              <text:p text:style-name="P329"><text:span text:style-name="T9">{ … state, age : 30}</text:span> </text:p>
            </text:list-item>
          </text:list>
        </text:list-item>
        <text:list-item>
          <text:p text:style-name="P328">removing a property from an object</text:p>
          <text:list>
            <text:list-item>
              <text:p text:style-name="P287">{ … state, age: undefined} <text:span text:style-name="T54">USE LODASH LIBRARY WITH THIS</text:span></text:p>
              <text:list>
                <text:list-item>
                  <text:p text:style-name="P288">import _ from ‘lodash’; <text:span text:style-name="T19">_.omit(state,’age’)</text:span></text:p>
                </text:list-item>
              </text:list>
            </text:list-item>
          </text:list>
        </text:list-item>
      </text:list>
      <text:p text:style-name="P153"/>
      <text:p text:style-name="P77">Project 8 specific:</text:p>
      <text:p text:style-name="P176">Rendering author and relevant blog posts </text:p>
      <text:list xml:id="list1667779350" text:style-name="L30">
        <text:list-item>
          <text:p text:style-name="P289">fetch posts</text:p>
        </text:list-item>
        <text:list-item>
          <text:p text:style-name="P289">show posts in PostList </text:p>
        </text:list-item>
        <text:list-item>
          <text:p text:style-name="P289">each elem in postList will show userheader </text:p>
        </text:list-item>
        <text:list-item>
          <text:p text:style-name="P289">userheader is given ID of user to show </text:p>
        </text:list-item>
        <text:list-item>
          <text:p text:style-name="P289">each userheader attempts to fetch its user </text:p>
          <text:list>
            <text:list-item>
              <text:p text:style-name="P289">multiple users issues fetch requests</text:p>
            </text:list-item>
          </text:list>
        </text:list-item>
        <text:list-item>
          <text:p text:style-name="P289">show the users name in user header</text:p>
        </text:list-item>
      </text:list>
      <text:p text:style-name="P153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8"/>
      <text:p text:style-name="P178"/>
      <text:p text:style-name="P221">Notes on React-Router</text:p>
      <text:p text:style-name="P179">App challenges</text:p>
      <text:list xml:id="list3244878012" text:style-name="L31">
        <text:list-item>
          <text:p text:style-name="P290">navigate seperate pages in application </text:p>
        </text:list-item>
        <text:list-item>
          <text:p text:style-name="P290">allow a user to login/logou</text:p>
        </text:list-item>
        <text:list-item>
          <text:p text:style-name="P290">handle forms in redux </text:p>
        </text:list-item>
        <text:list-item>
          <text:p text:style-name="P290">master CRUD operations in react/redux </text:p>
        </text:list-item>
        <text:list-item>
          <text:p text:style-name="P290">good error handling!</text:p>
        </text:list-item>
      </text:list>
      <text:p text:style-name="P153"/>
      <text:p text:style-name="P80">More on React Router </text:p>
      <text:p text:style-name="P180"><text:span text:style-name="T19">React-router</text:span> – core nagivation lib, Dont install manually </text:p>
      <text:p text:style-name="P180"><text:span text:style-name="T19">react-router-dom </text:span>– navigation for dom-based apps </text:p>
      <text:p text:style-name="P180"><text:span text:style-name="T19">react-router-native </text:span>– navigation for react-native apps </text:p>
      <text:p text:style-name="P180"><text:span text:style-name="T19">react-router-redu</text:span>x – bindings between redux and react router, <text:span text:style-name="T55">avoid this!</text:span></text:p>
      <text:p text:style-name="P153"/>
      <text:p text:style-name="P181">Adding in React-router</text:p>
      <text:p text:style-name="P153">import {BrowserRouter, Route} from 'react-router-dom';</text:p>
      <text:p text:style-name="P153"/>
      <text:p text:style-name="P153"/>
      <text:p text:style-name="P81"><text:soft-page-break/>How does it work?</text:p>
      <text:p text:style-name="P182">React-router only cares about location after domain definition </text:p>
      <text:p text:style-name="P182">ex. </text:p>
      <text:p text:style-name="P182">localhost:3000 → /</text:p>
      <text:p text:style-name="P182">localhost:3000/pageone → /pageone</text:p>
      <text:p text:style-name="P182">localhost:3000/posts/5 <text:s/>→ <text:span text:style-name="T56">/ </text:span><text:span text:style-name="T57">post /5</text:span></text:p>
      <text:p text:style-name="P184"/>
      <text:p text:style-name="P82">Once <text:span text:style-name="T58">BrowserRouter</text:span> is created, history object is created. </text:p>
      <text:p text:style-name="P183">History object keeps track of browser path </text:p>
      <text:p text:style-name="P185">Once router sees change in path, it matches it with the routes and loads up content that matches the path</text:p>
      <text:p text:style-name="P185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6"><text:s text:c="10"/>&lt;Route path="/" exact component={PageOne}&gt;</text:p>
      <text:p text:style-name="P189">Explaining <text:span text:style-name="T19">exact.</text:span></text:p>
      <text:p text:style-name="P189"><text:span text:style-name="T19"><text:tab/></text:span><text:span text:style-name="T29">This will only show routes with an extracted path that matches the above’s route path. </text:span></text:p>
      <text:list xml:id="list2014841682" text:style-name="L32">
        <text:list-item>
          <text:p text:style-name="P291"><text:span text:style-name="T29">I</text:span><text:span text:style-name="T19">t evaluates extractedpath=== path</text:span></text:p>
        </text:list-item>
      </text:list>
      <text:p text:style-name="P190"><text:span text:style-name="T19">URL: </text:span>localhost:3000/page1</text:p>
      <text:p text:style-name="P186"><text:s text:c="10"/>&lt;Route path="/" component={PageOne}&gt;</text:p>
      <text:p text:style-name="P187"><text:tab/>&lt;Route path="/<text:span text:style-name="T59">page1</text:span>" component={Page<text:span text:style-name="T62">Three</text:span>}&gt;</text:p>
      <text:list xml:id="list3636085070" text:style-name="L33">
        <text:list-item>
          <text:p text:style-name="P292">Both of these routes will show because without the exact component, <text:span text:style-name="T60">the extracted path ‘/page1’ matches both of the routes </text:span></text:p>
        </text:list-item>
      </text:list>
      <text:p text:style-name="P83">Remember, multiple routes can be shown to the SAME PATH.</text:p>
      <text:p text:style-name="P188">Example </text:p>
      <text:p text:style-name="P188"><text:s text:c="10"/>&lt;Route path="/" <text:s/>component={PageOne}&gt;</text:p>
      <text:p text:style-name="P188"><text:s text:c="10"/>&lt;Route path="/" <text:s/>component={Page<text:span text:style-name="T61">Two</text:span>}&gt;</text:p>
      <text:p text:style-name="P153"/>
      <text:p text:style-name="P153"/>
      <text:p text:style-name="P85">DONT USE ANCHOR TAGS IN REACT ROUTER </text:p>
      <text:p text:style-name="P86">Navigating with anchor tags <text:span text:style-name="T2">will cause the state data to be dumped! </text:span></text:p>
      <text:p text:style-name="P194"/>
      <text:p text:style-name="P87">Instead use link</text:p>
      <text:p text:style-name="P153"><text:s text:c="4"/>&lt;Link to=<text:span text:style-name="T63">&lt;path&gt;</text:span>&gt; Page1 &lt;/Link&gt;</text:p>
      <text:p text:style-name="P153"><text:s text:c="4"/>&lt;Link to="/"&gt; Page1 &lt;/Link&gt;</text:p>
      <text:p text:style-name="P191"><text:soft-page-break/>React-router prevents Link showing up as an anchor tag from fetching newpage. </text:p>
      <text:p text:style-name="P191"/>
      <text:p text:style-name="P88">More on React Router </text:p>
      <text:p text:style-name="P192">there are 3 types of routers made available . The only difference on all of them is how they evaluate the url</text:p>
      <text:list xml:id="list2075454022" text:style-name="L34">
        <text:list-item>
          <text:p text:style-name="P293">browser router </text:p>
          <text:list>
            <text:list-item>
              <text:p text:style-name="P293">looks for everything after the TLD </text:p>
            </text:list-item>
            <text:list-item>
              <text:p text:style-name="P294">most complicated router <text:span text:style-name="T64">to make work </text:span></text:p>
              <text:list>
                <text:list-item>
                  <text:p text:style-name="P330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93">Hashrouter </text:p>
          <text:list>
            <text:list-item>
              <text:p text:style-name="P293">looks for everything after the #</text:p>
            </text:list-item>
            <text:list-item>
              <text:p text:style-name="P295">lot more flexible for web servers</text:p>
            </text:list-item>
          </text:list>
        </text:list-item>
        <text:list-item>
          <text:p text:style-name="P293">memoryrouter</text:p>
          <text:list>
            <text:list-item>
              <text:p text:style-name="P293">doesnt use the URL to track navigation</text:p>
            </text:list-item>
          </text:list>
        </text:list-item>
      </text:list>
      <text:p text:style-name="P153"/>
      <text:p text:style-name="P89">ERROR – YOU SHOULD NOT USE LINK OUTSIDE OF ROUTER</text:p>
      <text:p text:style-name="P193">Instead, put header under browser router. VIOLA! ITS DONE!</text:p>
      <text:p text:style-name="P193"/>
      <text:p text:style-name="P222">Notes on Oauth authentication</text:p>
      <text:list xml:id="list3636884276" text:style-name="L35">
        <text:list-item>
          <text:p text:style-name="P296">use identity provider to authenticate into app </text:p>
        </text:list-item>
        <text:list-item>
          <text:p text:style-name="P297">outside provider notifies app if authentication is successful or not</text:p>
        </text:list-item>
        <text:list-item>
          <text:p text:style-name="P298">it provides back user information (if you have configured this from the identity provider side)</text:p>
        </text:list-item>
      </text:list>
      <text:p text:style-name="P154"/>
      <text:p text:style-name="P90">Oauth for Servers </text:p>
      <text:list xml:id="list548151683" text:style-name="L36">
        <text:list-item>
          <text:p text:style-name="P299">results in token that a server can use to make request on behalf of the user </text:p>
        </text:list-item>
        <text:list-item>
          <text:p text:style-name="P299">used when we have an app that needs to access user data when user isn’t logged in </text:p>
        </text:list-item>
        <text:list-item>
          <text:p text:style-name="P299">difficult to setup because we need to store info about the user </text:p>
        </text:list-item>
      </text:list>
      <text:p text:style-name="P90"/>
      <text:p text:style-name="P90">Oauth for JS Browser Apps</text:p>
      <text:list xml:id="list2977842522" text:style-name="L37">
        <text:list-item>
          <text:p text:style-name="P300">results In a <text:s/>token that a browser app can use to make requests on behalf of the user </text:p>
        </text:list-item>
        <text:list-item>
          <text:p text:style-name="P300">access user data when the user IS LOGGED IN </text:p>
        </text:list-item>
        <text:list-item>
          <text:p text:style-name="P300">easy to setup </text:p>
        </text:list-item>
      </text:list>
      <text:p text:style-name="P91">How to hookup the 0auth library </text:p>
      <text:list xml:id="list3942899435" text:style-name="L38">
        <text:list-item>
          <text:p text:style-name="P301">new project in console.developers.google.com </text:p>
        </text:list-item>
        <text:list-item>
          <text:p text:style-name="P301">setup 0auth confirmation screen </text:p>
        </text:list-item>
        <text:list-item>
          <text:p text:style-name="P301">generate an 0auth clientID</text:p>
        </text:list-item>
        <text:list-item>
          <text:p text:style-name="P301">install google’s api library , initialize with 0auth client ID</text:p>
        </text:list-item>
        <text:list-item>
          <text:p text:style-name="P301">make sure the lib gets called any time the user clicks on ‘Login with Google’</text:p>
        </text:list-item>
        <text:list-item>
          <text:p text:style-name="P301"/>
        </text:list-item>
      </text:list>
      <text:p text:style-name="Standard"/>
      <text:p text:style-name="P93">Important methods for gapi</text:p>
      <text:p text:style-name="P195">.issignedin.get() </text:p>
      <text:list xml:id="list3955043471" text:style-name="L39">
        <text:list-item>
          <text:p text:style-name="P302">returns if user is signed in </text:p>
        </text:list-item>
      </text:list>
      <text:p text:style-name="P195"/>
      <text:p text:style-name="P92">Auth component</text:p>
      <text:list xml:id="list1665873204" text:style-name="L40">
        <text:list-item>
          <text:p text:style-name="P331"><text:span text:style-name="T2">get a reference </text:span><text:span text:style-name="T11">to</text:span><text:span text:style-name="T2"> auth object </text:span></text:p>
          <text:list>
            <text:list-item>
              <text:p text:style-name="P331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03">figure out if user is currently signed in </text:p>
        </text:list-item>
        <text:list-item>
          <text:p text:style-name="P303"><text:soft-page-break/>print their authentication status on the screen </text:p>
        </text:list-item>
      </text:list>
      <text:p text:style-name="P224"/>
      <text:p text:style-name="P225">Redux Architecture</text:p>
      <text:p text:style-name="P225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3"/>
      <text:p text:style-name="P94">Redux form to debug redux store </text:p>
      <text:list xml:id="list4208365181" text:style-name="L41">
        <text:list-item>
          <text:p text:style-name="P304">Install the extension to look at the redux store</text:p>
          <text:list>
            <text:list-item>
              <text:p text:style-name="P304">https://github.com/zalmoxisus/redux-devtools-extension</text:p>
            </text:list-item>
          </text:list>
        </text:list-item>
        <text:list-item>
          <text:p text:style-name="P304"><text:span text:style-name="T65">Add extension from Chrome Dev Store</text:span> </text:p>
        </text:list-item>
        <text:list-item>
          <text:p text:style-name="P306">Add in this code </text:p>
        </text:list-item>
      </text:list>
      <text:p text:style-name="P197">//all in root index.js directory</text:p>
      <text:p text:style-name="P197"/>
      <text:p text:style-name="P197">import {createStore, applyMiddleware, compose} from 'redux';</text:p>
      <text:p text:style-name="P197"/>
      <text:p text:style-name="P196">const composeEnhancers= window.__REDUX_DEVTOOLS_EXTENSION_COMPOSE__ || compose;</text:p>
      <text:p text:style-name="P196"/>
      <text:p text:style-name="P196">const store = createStore(</text:p>
      <text:p text:style-name="P196"><text:s text:c="2"/>reducers,</text:p>
      <text:p text:style-name="P196"><text:s text:c="2"/>composeEnhancers(applyMiddleware())</text:p>
      <text:p text:style-name="P196">);</text:p>
      <text:list xml:id="list94513445240250" text:continue-numbering="true" text:style-name="L41">
        <text:list-header>
          <text:p text:style-name="P305"/>
        </text:list-header>
        <text:list-item>
          <text:p text:style-name="P307">localhost:3000?debug_session=asdasd</text:p>
        </text:list-item>
        <text:list-item>
          <text:p text:style-name="P332">This allows you to save redux state data during refreshes.</text:p>
        </text:list-item>
      </text:list>
      <text:p text:style-name="P153"/>
      <text:p text:style-name="P153"/>
      <text:p text:style-name="P223">Notes on Redux Form</text:p>
      <text:p text:style-name="P95">Handling Form data in Redux, <text:span text:style-name="T66">instead</text:span> of DOM</text:p>
      <text:p text:style-name="P198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9">This is all included in the <text:span text:style-name="T19">redux form reducer.</text:span></text:p>
      <text:p text:style-name="P102"/>
      <text:p text:style-name="P97">How to validate React Form input fields </text:p>
      <text:list xml:id="list152991443" text:style-name="L42">
        <text:list-item>
          <text:p text:style-name="P308">After form is rendered, it passes values to function validate(formValues)</text:p>
        </text:list-item>
        <text:list-item>
          <text:p text:style-name="P333">validate(formvalues) <text:span text:style-name="T2">is user defined</text:span></text:p>
        </text:list-item>
        <text:list-item>
          <text:p text:style-name="P309">check if the user entered in valid inputs</text:p>
          <text:list>
            <text:list-item>
              <text:p text:style-name="P309">yes: <text:s/></text:p>
            </text:list-item>
            <text:list-item>
              <text:p text:style-name="P309">no: </text:p>
            </text:list-item>
          </text:list>
        </text:list-item>
      </text:list>
      <text:p text:style-name="P203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7">ful</text:span></text:p>
      <text:p text:style-name="P99">Representative state transfer </text:p>
      <text:p text:style-name="P200">Example of records </text:p>
      <text:p text:style-name="P200">get /streams <text:s/>- get all records</text:p>
      <text:p text:style-name="P200">get <text:span text:style-name="T56">streams</text:span><text:span text:style-name="T68">/:id – get a specific record</text:span></text:p>
      <text:p text:style-name="P153"/>
      <text:p text:style-name="P153"/>
      <text:p text:style-name="P100"><text:soft-page-break/>setting up an API server </text:p>
      <text:p text:style-name="P201">use json-server</text:p>
      <text:p text:style-name="P201"/>
      <text:p text:style-name="P101">Total creators in our action creators </text:p>
      <text:p text:style-name="P202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4"><text:span text:style-name="T70">v</text:span>ar a = "whatever";</text:p>
      <text:p text:style-name="P204">var b = {};</text:p>
      <text:p text:style-name="P204">b[a] = 20;</text:p>
      <text:p text:style-name="P204">alert(b["whatever"]); // shows 20</text:p>
      <text:p text:style-name="P104"/>
      <text:p text:style-name="P104"/>
      <text:p text:style-name="P205">const stream = (state={}, action) =&gt;{</text:p>
      <text:p text:style-name="P205"><text:tab/>switch(action.type){</text:p>
      <text:p text:style-name="P205"/>
      <text:p text:style-name="P205"><text:tab/>case EDIT_STREAM:</text:p>
      <text:p text:style-name="P205"><text:tab/>const newState{...state, stream.map(e =&gt; e.)}</text:p>
      <text:p text:style-name="P205"><text:tab/>newState[action.payload.id]= action.payload</text:p>
      <text:p text:style-name="P205"><text:tab/>return newState</text:p>
      <text:p text:style-name="P205"/>
      <text:p text:style-name="P205"/>
      <text:p text:style-name="P205"><text:tab/><text:span text:style-name="T69">return {...state, [action.payload.id] : action.payload}</text:span></text:p>
      <text:p text:style-name="P205"/>
      <text:p text:style-name="P205"><text:tab/>default:</text:p>
      <text:p text:style-name="P205"><text:tab/>return state;</text:p>
      <text:p text:style-name="P205">}</text:p>
      <text:p text:style-name="P205">}</text:p>
      <text:p text:style-name="P205"/>
      <text:p text:style-name="P106">Concactinating an array of objects </text:p>
      <text:p text:style-name="P206">_.mapKeys(action.payload,'id')</text:p>
      <text:p text:style-name="P207"><text:soft-page-break/><text:span text:style-name="T30">m</text:span><text:span text:style-name="T19">ake an object an array of objects</text:span></text:p>
      <text:p text:style-name="P107">Object.values(state.streams)</text:p>
      <text:p text:style-name="P205"/>
      <text:p text:style-name="P108">Intentional Navigation </text:p>
      <text:p text:style-name="P208">User clicks on a link to go to another page</text:p>
      <text:p text:style-name="P208"/>
      <text:p text:style-name="P108">Programmatic Navigation</text:p>
      <text:p text:style-name="P208"><text:span text:style-name="T71">Program</text:span> redirects user to another link</text:p>
      <text:p text:style-name="P153"/>
      <text:p text:style-name="P109">When to navigate the user?</text:p>
      <text:p text:style-name="P209">Handle any requests made first, deal with success or failures of creation requests, then navigate user afterwards</text:p>
      <text:p text:style-name="P153"/>
      <text:p text:style-name="P110">History object in BrowserReactor</text:p>
      <text:p text:style-name="P110"><text:s/><text:span text:style-name="T14">To get access to history via non-reactive component is </text:span></text:p>
      <text:list xml:id="list1861550759" text:style-name="L43">
        <text:list-item>
          <text:p text:style-name="P310">use browser router to pass history object to component </text:p>
        </text:list-item>
        <text:list-item>
          <text:p text:style-name="P310">use component to pass history object to action creator</text:p>
        </text:list-item>
      </text:list>
      <text:p text:style-name="P153"/>
      <text:p text:style-name="P153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0">Using the URL to determine when a stream has been selected.</text:p>
      <text:p text:style-name="P153"/>
      <text:p text:style-name="P153"/>
      <text:p text:style-name="P112">Notes on Component Isolation with React Router</text:p>
      <text:list xml:id="list2082280276" text:style-name="L44">
        <text:list-item>
          <text:p text:style-name="P311">user types in streams/edit/3 then hits enter</text:p>
        </text:list-item>
        <text:list-item>
          <text:p text:style-name="P311">user loads application</text:p>
        </text:list-item>
        <text:list-item>
          <text:p text:style-name="P311">redux state object is empty</text:p>
        </text:list-item>
        <text:list-item>
          <text:p text:style-name="P311">try to select stream 3</text:p>
        </text:list-item>
        <text:list-item>
          <text:p text:style-name="P311">no streams loaded so its undefined!</text:p>
        </text:list-item>
        <text:list-item>
          <text:p text:style-name="P311">Navigate to /</text:p>
        </text:list-item>
        <text:list-item>
          <text:p text:style-name="P312">streamlist fetchs all out streams, updates redux store</text:p>
        </text:list-item>
        <text:list-item>
          <text:p text:style-name="P313"><text:soft-page-break/>navigate back to <text:span text:style-name="T56">/streams / edit 3</text:span></text:p>
        </text:list-item>
        <text:list-item>
          <text:p text:style-name="P338">state object has values now</text:p>
        </text:list-item>
      </text:list>
      <text:p text:style-name="P226">Each component in react-router needs to fetch its own data. They need to work in isolation.</text:p>
      <text:p text:style-name="P153"/>
      <text:p text:style-name="P113">Notes on initialValyues props in ReduxForm</text:p>
      <text:p text:style-name="P211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2">initialValues is passed to ReduxForm firs, then those values are passed StreamForm</text:p>
      <text:p text:style-name="P153"/>
      <text:p text:style-name="P114">Don’t push values that didn’t change. </text:p>
      <text:p text:style-name="P153"/>
      <text:p text:style-name="P339">Notes on Modal – React Portals</text:p>
      <text:p text:style-name="P334">This will force the user to take action.</text:p>
      <text:p text:style-name="P153"/>
      <text:p text:style-name="P335">Why use portals?<text:line-break/><text:span text:style-name="T73">They are useful to render a component as a child of the body.</text:span><text:span text:style-name="T16"> </text:span><text:span text:style-name="T17">Otherwise, it’ll be a nightmare with portals.</text:span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</text:p>
      <text:p text:style-name="P153"/>
      <text:p text:style-name="P153"/>
      <text:p text:style-name="P153"/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9:33:28.461947533</dc:date>
    <meta:editing-duration>P2DT13H27M49S</meta:editing-duration>
    <meta:editing-cycles>375</meta:editing-cycles>
    <meta:generator>LibreOffice/6.0.7.3$Linux_X86_64 LibreOffice_project/00m0$Build-3</meta:generator>
    <meta:document-statistic meta:table-count="0" meta:image-count="20" meta:object-count="0" meta:page-count="23" meta:paragraph-count="548" meta:word-count="3281" meta:character-count="19789" meta:non-whitespace-character-count="16891"/>
  </office:meta>
</office:document-meta>
</file>